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2601" officeooo:paragraph-rsid="00012601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12601" officeooo:paragraph-rsid="00012601" style:font-size-asian="16pt" style:font-size-complex="16pt"/>
    </style:style>
    <style:style style:name="P3" style:family="paragraph" style:parent-style-name="Standard">
      <style:text-properties fo:font-size="12pt" style:text-underline-style="none" officeooo:rsid="00012601" officeooo:paragraph-rsid="00012601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3014c" officeooo:paragraph-rsid="0003014c" style:font-size-asian="10.5pt" style:font-size-complex="12pt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officeooo:rsid="00030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outline</text:span> </text:p>
      <text:p text:style-name="P1"/>
      <text:p text:style-name="P1">With this project I want to create an application for executing machine learning and visualize and use the results. The application is meant to be executed locally. </text:p>
      <text:p text:style-name="P1"/>
      <text:p text:style-name="P1"/>
      <text:p text:style-name="P1">Tech stack:</text:p>
      <text:p text:style-name="P1">- Python</text:p>
      <text:p text:style-name="P1">- Django</text:p>
      <text:p text:style-name="P1">- Sklearn</text:p>
      <text:p text:style-name="P1"/>
      <text:p text:style-name="P1"/>
      <text:p text:style-name="P2">Front end</text:p>
      <text:p text:style-name="P1"/>
      <text:p text:style-name="P1">The front end will be made in Django. </text:p>
      <text:p text:style-name="P1"/>
      <text:p text:style-name="P1"/>
      <text:p text:style-name="P2">Back end</text:p>
      <text:p text:style-name="P3"/>
      <text:p text:style-name="P3">Django will be used in the connection between the back end scripts and the scripts used in the processing in the back end. </text:p>
      <text:p text:style-name="P3"/>
      <text:p text:style-name="P3">Database used will be sqlite for simplicity of the <text:span text:style-name="T2">installation. </text:span></text:p>
      <text:p text:style-name="P3"/>
      <text:p text:style-name="P4">Scripts include:</text:p>
      <text:p text:style-name="P4">- Data preprocessing scripts</text:p>
      <text:p text:style-name="P4">- machine learning analytics scripts</text:p>
      <text:p text:style-name="P4">- processing of visualization data scripts</text:p>
      <text:p text:style-name="P4">- Other scripts for managing the front end nicely et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01:26.688438739</meta:creation-date>
    <meta:generator>LibreOffice/6.0.7.3$Linux_X86_64 LibreOffice_project/00m0$Build-3</meta:generator>
    <dc:date>2021-06-03T22:14:09.188782865</dc:date>
    <meta:editing-duration>PT2M2S</meta:editing-duration>
    <meta:editing-cycles>1</meta:editing-cycles>
    <meta:document-statistic meta:table-count="0" meta:image-count="0" meta:object-count="0" meta:page-count="1" meta:paragraph-count="16" meta:word-count="109" meta:character-count="637" meta:non-whitespace-character-count="538"/>
  </office:meta>
</office:document-meta>
</file>